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layer="layout" svg:width="1.128cm" svg:height="1.17cm" svg:x="9.545cm" svg:y="1.5cm">
          <draw:text-box>
            <text:p>B<text:span text:style-name="T1">1</text:span></text:p>
          </draw:text-box>
        </draw:frame>
        <draw:frame draw:style-name="gr1" draw:layer="layout" svg:width="1.128cm" svg:height="1.17cm" svg:x="7.545cm" svg:y="3.8cm">
          <draw:text-box>
            <text:p>B<text:span text:style-name="T1">2</text:span></text:p>
          </draw:text-box>
        </draw:frame>
        <draw:frame draw:style-name="gr1" draw:layer="layout" svg:width="1.128cm" svg:height="1.17cm" svg:x="11.545cm" svg:y="3.8cm">
          <draw:text-box>
            <text:p>B<text:span text:style-name="T1">3</text:span></text:p>
          </draw:text-box>
        </draw:frame>
        <draw:frame draw:style-name="gr1" draw:layer="layout" svg:width="1.069cm" svg:height="1.17cm" svg:x="6.745cm" svg:y="6.1cm">
          <draw:text-box>
            <text:p><text:span text:style-name="T2">β</text:span><text:span text:style-name="T1">0</text:span></text:p>
          </draw:text-box>
        </draw:frame>
        <draw:frame draw:style-name="gr1" draw:layer="layout" svg:width="1.069cm" svg:height="1.17cm" svg:x="8.446cm" svg:y="6.1cm">
          <draw:text-box>
            <text:p><text:span text:style-name="T2">β</text:span><text:span text:style-name="T1">1</text:span></text:p>
          </draw:text-box>
        </draw:frame>
        <draw:frame draw:style-name="gr1" draw:layer="layout" svg:width="1.069cm" svg:height="1.17cm" svg:x="10.747cm" svg:y="6.1cm">
          <draw:text-box>
            <text:p><text:span text:style-name="T2">β</text:span><text:span text:style-name="T1">2</text:span></text:p>
          </draw:text-box>
        </draw:frame>
        <draw:frame draw:style-name="gr1" draw:layer="layout" svg:width="1.069cm" svg:height="1.17cm" svg:x="12.448cm" svg:y="6.1cm">
          <draw:text-box>
            <text:p><text:span text:style-name="T2">β</text:span><text:span text:style-name="T1">3</text:span></text:p>
          </draw:text-box>
        </draw:frame>
        <draw:line draw:style-name="gr2" draw:text-style-name="P1" draw:layer="layout" svg:x1="9.683cm" svg:y1="2.143cm" svg:x2="8.2cm" svg:y2="3.9cm">
          <text:p/>
        </draw:line>
        <draw:line draw:style-name="gr2" draw:text-style-name="P1" draw:layer="layout" svg:x1="10.424cm" svg:y1="2.064cm" svg:x2="11.827cm" svg:y2="3.8cm">
          <text:p/>
        </draw:line>
        <draw:line draw:style-name="gr2" draw:text-style-name="P1" draw:layer="layout" svg:x1="7.805cm" svg:y1="4.657cm" svg:x2="7.249cm" svg:y2="6.1cm">
          <text:p/>
        </draw:line>
        <draw:line draw:style-name="gr2" draw:text-style-name="P1" draw:layer="layout" svg:x1="8.105cm" svg:y1="4.658cm" svg:x2="8.704cm" svg:y2="6.1cm">
          <text:p/>
        </draw:line>
        <draw:line draw:style-name="gr2" draw:text-style-name="P1" draw:layer="layout" svg:x1="12.106cm" svg:y1="4.658cm" svg:x2="12.705cm" svg:y2="6.1cm">
          <text:p/>
        </draw:line>
        <draw:line draw:style-name="gr2" draw:text-style-name="P1" draw:layer="layout" svg:x1="11.905cm" svg:y1="4.658cm" svg:x2="11.349cm" svg:y2="6.1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Евгений Корныхин</meta:initial-creator>
    <meta:creation-date>2009-09-09T23:59:44.84</meta:creation-date>
    <dc:date>2009-09-10T00:03:54.28</dc:date>
    <dc:creator>Евгений Корныхин</dc:creator>
    <meta:editing-duration>PT00H04M19S</meta:editing-duration>
    <meta:editing-cycles>1</meta:editing-cycles>
    <meta:document-statistic meta:object-count="13"/>
    <meta:generator>OpenOffice.org/3.1$Win32 OpenOffice.org_project/310m19$Build-9420</meta:generator>
  </office:meta>
</office:document-meta>
</file>